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Default" office:value-type="string" calcext:value-type="string">
            <text:p>6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19:55:55.9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1T19:57:48.618000000</dc:date>
    <meta:editing-duration>P3DT2H20M11S</meta:editing-duration>
    <meta:editing-cycles>1226</meta:editing-cycles>
    <meta:document-statistic meta:table-count="2" meta:cell-count="5573" meta:object-count="0"/>
  </office:meta>
</office:document-meta>
</file>